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462441562758128790"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563608472366263428"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269028274661631608"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531919296960058503"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3296581891399841975"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272813573784058653"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9070619089757851"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5956703582886127394"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29387379" text:continue-list="list829070619089757851"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41416369410073806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385246"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416287"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9408015"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29406686"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410126"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53809326717811629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3830998731473523791"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282461308103961603"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392742"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631676009660333649"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024817379167713147"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559822397326581124" text:style-name="L15">
        <text:list-item>
          <text:list>
            <text:list-header>
              <text:p text:style-name="P187">1.5 miles averaging about 9:40/mile and rest 1 min</text:p>
            </text:list-header>
          </text:list>
        </text:list-item>
      </text:list>
      <text:p text:style-name="P25">1 mile in 8:26 and rest 2 min</text:p>
      <text:list xml:id="list4968424653120183521"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108379416267529598"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10981"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143697389629920459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13594437802174759"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975682222408326070"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29412466" text:continue-list="list313594437802174759" text:style-name="L19">
        <text:list-item>
          <text:list>
            <text:list-header>
              <text:p text:style-name="P191">(Pace*HR)=1240</text:p>
            </text:list-header>
          </text:list>
        </text:list-item>
      </text:list>
      <text:list xml:id="list29394765" text:continue-list="list1436973896299204595" text:style-name="L18">
        <text:list-item>
          <text:list>
            <text:list-header>
              <text:p text:style-name="P190">2 miles at 10:46/mile Ave HR= 121 bpm and rest a few minutes</text:p>
            </text:list-header>
          </text:list>
        </text:list-item>
      </text:list>
      <text:list xml:id="list29398701" text:continue-list="list29412466"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29391545"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398698411058376073"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33838526502736051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53522190999447909"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699074295823939344"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480547026592358199"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66054665534783945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29385302"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41394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290072859835299680"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03222980369670868"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732867146053150945"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547188198685417130"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130226237761061657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9090744135319150878" text:style-name="L32">
        <text:list-item>
          <text:list>
            <text:list-header>
              <text:p text:style-name="P201">0.25 miles in 2:54</text:p>
              <text:p text:style-name="P201">1 mile in 9:21 going faster as I ran and ending at around 8:30 pace</text:p>
            </text:list-header>
          </text:list>
        </text:list-item>
      </text:list>
      <text:list xml:id="list5056876664703215651"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536137579875485097"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86421456439957223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19066507199056632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503961786583994572"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43091634350058307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404718168591137160"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17549476087162106"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12T09:14:28.28</dc:date>
    <dc:creator>James Lombardi</dc:creator>
    <meta:editing-duration>P34DT19H19M12S</meta:editing-duration>
    <meta:editing-cycles>2432</meta:editing-cycles>
    <meta:generator>OpenOffice/4.1.2$Win32 OpenOffice.org_project/412m3$Build-9782</meta:generator>
    <meta:document-statistic meta:table-count="0" meta:image-count="9" meta:object-count="0" meta:page-count="240" meta:paragraph-count="7069" meta:word-count="75978" meta:character-count="388865"/>
  </office:meta>
</office:document-meta>
</file>